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Heading_20_2" style:master-page-name="Standard">
      <style:paragraph-properties style:page-number="1"/>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vc71kzc5azir"/>Resting</text:p>
      <text:p text:style-name="Standard">Heroic as they might be, characters can spend every hour of the day in the thick of exploration, combat, or social interaction. They also need to eat, sleep, tend to their wounds, refresh their minds, and brace themselves for future adventures. </text:p>
      <text:p text:style-name="Heading_20_3"><text:bookmark text:name="_jzw09zcze9pw"/>Spending resolve points</text:p>
      <text:p text:style-name="Standard">By taking 10 minutes to catch their breath, and expending one or more resolve points, a character regains hit points equal to their level <text:s/>+ the number of hit points they gain from their class each level, including their constitution modifier, for each resolve point spent. A character can't spend more than half of their resolve points to regain health, each day.</text:p>
      <text:p text:style-name="Heading_20_3"><text:bookmark text:name="_2ziem7vkuvyh"/>Long rest</text:p>
      <text:p text:style-name="Standard">By spending 8 hours sleeping, a character regains hit point equal to their constitution modifier * their level. Many other abilities recharge or replenish after a Long rest, such as resolve points.</text:p>
      <text:p text:style-name="Standard"/>
      <text:p text:style-name="Standard"><text:span text:style-name="T1">Weapons</text:span></text:p>
      <text:list xml:id="list2534533221" text:style-name="WWNum1">
        <text:list-item>
          <text:p text:style-name="P1"><text:span text:style-name="T1">No opportunity attacks with small arms</text:span></text:p>
        </text:list-item>
        <text:list-item>
          <text:p text:style-name="P1"><text:span text:style-name="T1">Characters deal 1 damage die with weapons at 1st level. This increases to 2 at 4th level, 3 at 7th, 4 at 11th, 5 at 15th, and 6 at 19th level. At </text:span>11th level, you add 1.5 times your strength modifier to damage rolls, and at 19th level, you double your strength modifier on damage rol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206" meta:character-count="1177" meta:non-whitespace-character-count="980"/>
    <meta:generator>LibreOfficeDev/6.0.5.2$Linux_X86_64 LibreOffice_project/</meta:generator>
  </office:meta>
</office:document-meta>
</file>